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9c0a" officeooo:paragraph-rsid="00189c0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9660" officeooo:paragraph-rsid="00199660" style:font-weight-asian="bold" style:font-weight-complex="bold"/>
    </style:style>
    <style:style style:name="P4" style:family="paragraph" style:parent-style-name="Standard">
      <style:text-properties fo:font-weight="bold" officeooo:rsid="001be6f8" officeooo:paragraph-rsid="001be6f8" style:font-weight-asian="bold" style:font-weight-complex="bold"/>
    </style:style>
    <style:style style:name="T1" style:family="text">
      <style:text-properties fo:font-weight="bold" officeooo:rsid="001be6f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Output of sum_of_digit.c :</text:span></text:p>
      <text:p text:style-name="Standard"/>
      <text:p text:style-name="Standard"/>
      <text:p text:style-name="Standard">user@zulkernine:~/c programme$ gcc sum_of_digit.c</text:p>
      <text:p text:style-name="Standard">user@zulkernine:~/c programme$ ./a.out</text:p>
      <text:p text:style-name="Standard">Enter a number=4785</text:p>
      <text:p text:style-name="Standard"/>
      <text:p text:style-name="Standard">sum=24</text:p>
      <text:p text:style-name="Standard">user@zulkernine:~/c programme$ ./a.out</text:p>
      <text:p text:style-name="Standard">Enter a number=05</text:p>
      <text:p text:style-name="Standard"/>
      <text:p text:style-name="Standard">sum=5</text:p>
      <text:p text:style-name="Standard">user@zulkernine:~/c programme$ ./a.out</text:p>
      <text:p text:style-name="Standard">Enter a number=5</text:p>
      <text:p text:style-name="Standard"/>
      <text:p text:style-name="Standard">sum=5</text:p>
      <text:p text:style-name="Standard">user@zulkernine:~/c programme$ ./a.out</text:p>
      <text:p text:style-name="Standard">Enter a number=354876</text:p>
      <text:p text:style-name="Standard"/>
      <text:p text:style-name="Standard">sum=33</text:p>
      <text:p text:style-name="Standard"/>
      <text:p text:style-name="Standard"/>
      <text:p text:style-name="P3">Output of max_min.c :</text:p>
      <text:p text:style-name="Standard">user@zulkernine:~/c programme$ gcc max_min.c</text:p>
      <text:p text:style-name="Standard">user@zulkernine:~/c programme$ ./a.out</text:p>
      <text:p text:style-name="Standard"><text:s/>Enter 3 number=45</text:p>
      <text:p text:style-name="Standard">2</text:p>
      <text:p text:style-name="Standard">1</text:p>
      <text:p text:style-name="Standard">max = 45 </text:p>
      <text:p text:style-name="Standard">min=1</text:p>
      <text:p text:style-name="Standard">user@zulkernine:~/c programme$ ./a.out</text:p>
      <text:p text:style-name="Standard"><text:s/>Enter 3 number=0</text:p>
      <text:p text:style-name="Standard">12</text:p>
      <text:p text:style-name="Standard">3</text:p>
      <text:p text:style-name="Standard">max = 12 </text:p>
      <text:p text:style-name="Standard">min=0</text:p>
      <text:p text:style-name="Standard">user@zulkernine:~/c programme$ ./a.out</text:p>
      <text:p text:style-name="Standard"><text:s/>Enter 3 number=21</text:p>
      <text:p text:style-name="Standard">31</text:p>
      <text:p text:style-name="Standard">61</text:p>
      <text:p text:style-name="Standard">max = 61 </text:p>
      <text:p text:style-name="Standard">min=21</text:p>
      <text:p text:style-name="Standard">user@zulkernine:~/c programme$ </text:p>
      <text:p text:style-name="Standard"/>
      <text:p text:style-name="P4">Output of check_prime.c :</text:p>
      <text:p text:style-name="P2"/>
      <text:p text:style-name="Standard">user@zulkernine:~/c programme$ gcc check_prime.c</text:p>
      <text:p text:style-name="Standard">user@zulkernine:~/c programme$ ./a.out</text:p>
      <text:p text:style-name="Standard">Enter a number=47</text:p>
      <text:p text:style-name="Standard">47 is a prime number.</text:p>
      <text:p text:style-name="Standard">user@zulkernine:~/c programme$ ./a.out</text:p>
      <text:p text:style-name="Standard"><text:soft-page-break/>Enter a number=19</text:p>
      <text:p text:style-name="Standard">19 is a prime number.</text:p>
      <text:p text:style-name="Standard">user@zulkernine:~/c programme$ ./a.out</text:p>
      <text:p text:style-name="Standard">Enter a number=75</text:p>
      <text:p text:style-name="Standard">75 is not a prime number.</text:p>
      <text:p text:style-name="Standard">user@zulkernine:~/c programme$ ./a.out</text:p>
      <text:p text:style-name="Standard">Enter a number=1</text:p>
      <text:p text:style-name="Standard">1 is a prime number.</text:p>
      <text:p text:style-name="Standard">user@zulkernine:~/c programme$ ./a.out</text:p>
      <text:p text:style-name="Standard">Enter a number=2</text:p>
      <text:p text:style-name="Standard">2 is a prime number.</text:p>
      <text:p text:style-name="Standard">user@zulkernine:~/c programme$ ./a.out</text:p>
      <text:p text:style-name="Standard">Enter a number=6747</text:p>
      <text:p text:style-name="Standard">6747 is not a prime number.</text:p>
      <text:p text:style-name="Standard">user@zulkernine:~/c programm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1:06:56.153849192</meta:creation-date>
    <dc:date>2019-09-18T01:53:13.116229300</dc:date>
    <meta:editing-duration>PT5M45S</meta:editing-duration>
    <meta:editing-cycles>1</meta:editing-cycles>
    <meta:document-statistic meta:table-count="0" meta:image-count="0" meta:object-count="0" meta:page-count="2" meta:paragraph-count="56" meta:word-count="160" meta:character-count="1205" meta:non-whitespace-character-count="1093"/>
    <meta:generator>LibreOffice/6.0.7.3$Linux_X86_64 LibreOffice_project/00m0$Build-3</meta:generator>
  </office:meta>
</office:document-meta>
</file>